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61" style:family="table-column">
      <style:table-column-properties fo:break-before="auto" style:column-width="17.97mm"/>
    </style:style>
    <style:style style:name="co62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63" style:family="table-column">
      <style:table-column-properties fo:break-before="auto" style:column-width="111.92mm"/>
    </style:style>
    <style:style style:name="co64" style:family="table-column">
      <style:table-column-properties fo:break-before="auto" style:column-width="19.6mm"/>
    </style:style>
    <style:style style:name="co65" style:family="table-column">
      <style:table-column-properties fo:break-before="auto" style:column-width="22.05mm"/>
    </style:style>
    <style:style style:name="co66" style:family="table-column">
      <style:table-column-properties fo:break-before="auto" style:column-width="22.86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5.4mm"/>
    </style:style>
    <style:style style:name="co40" style:family="table-column">
      <style:table-column-properties fo:break-before="auto" style:column-width="30.5mm"/>
    </style:style>
    <style:style style:name="co41" style:family="table-column">
      <style:table-column-properties fo:break-before="auto" style:column-width="90.13mm"/>
    </style:style>
    <style:style style:name="co42" style:family="table-column">
      <style:table-column-properties fo:break-before="auto" style:column-width="24.87mm"/>
    </style:style>
    <style:style style:name="co43" style:family="table-column">
      <style:table-column-properties fo:break-before="auto" style:column-width="25.7mm"/>
    </style:style>
    <style:style style:name="co44" style:family="table-column">
      <style:table-column-properties fo:break-before="auto" style:column-width="30.13mm"/>
    </style:style>
    <style:style style:name="co45" style:family="table-column">
      <style:table-column-properties fo:break-before="auto" style:column-width="92.89mm"/>
    </style:style>
    <style:style style:name="co46" style:family="table-column">
      <style:table-column-properties fo:break-before="auto" style:column-width="22.38mm"/>
    </style:style>
    <style:style style:name="co47" style:family="table-column">
      <style:table-column-properties fo:break-before="auto" style:column-width="14.38mm"/>
    </style:style>
    <style:style style:name="co48" style:family="table-column">
      <style:table-column-properties fo:break-before="auto" style:column-width="17.41mm"/>
    </style:style>
    <style:style style:name="co49" style:family="table-column">
      <style:table-column-properties fo:break-before="auto" style:column-width="14.64mm"/>
    </style:style>
    <style:style style:name="co50" style:family="table-column">
      <style:table-column-properties fo:break-before="auto" style:column-width="55.02mm"/>
    </style:style>
    <style:style style:name="co51" style:family="table-column">
      <style:table-column-properties fo:break-before="auto" style:column-width="27.92mm"/>
    </style:style>
    <style:style style:name="co52" style:family="table-column">
      <style:table-column-properties fo:break-before="auto" style:column-width="16.3mm"/>
    </style:style>
    <style:style style:name="co53" style:family="table-column">
      <style:table-column-properties fo:break-before="auto" style:column-width="54.45mm"/>
    </style:style>
    <style:style style:name="co54" style:family="table-column">
      <style:table-column-properties fo:break-before="auto" style:column-width="16.86mm"/>
    </style:style>
    <style:style style:name="co55" style:family="table-column">
      <style:table-column-properties fo:break-before="auto" style:column-width="47.27mm"/>
    </style:style>
    <style:style style:name="co56" style:family="table-column">
      <style:table-column-properties fo:break-before="auto" style:column-width="51.96mm"/>
    </style:style>
    <style:style style:name="co57" style:family="table-column">
      <style:table-column-properties fo:break-before="auto" style:column-width="11.61mm"/>
    </style:style>
    <style:style style:name="co58" style:family="table-column">
      <style:table-column-properties fo:break-before="auto" style:column-width="18.79mm"/>
    </style:style>
    <style:style style:name="co59" style:family="table-column">
      <style:table-column-properties fo:break-before="auto" style:column-width="21.01mm"/>
    </style:style>
    <style:style style:name="co60" style:family="table-column">
      <style:table-column-properties fo:break-before="auto" style:column-width="147.34mm"/>
    </style:style>
    <style:style style:name="co67" style:family="table-column">
      <style:table-column-properties fo:break-before="auto" style:column-width="23.14mm"/>
    </style:style>
    <style:style style:name="co68" style:family="table-column">
      <style:table-column-properties fo:break-before="auto" style:column-width="17.43mm"/>
    </style:style>
    <style:style style:name="co69" style:family="table-column">
      <style:table-column-properties fo:break-before="auto" style:column-width="113.56mm"/>
    </style:style>
    <style:style style:name="co70" style:family="table-column">
      <style:table-column-properties fo:break-before="auto" style:column-width="2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3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6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7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8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67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4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5" style:family="table-cell" style:parent-style-name="Default">
      <style:text-properties fo:font-weight="bold" style:font-weight-asian="bold" style:font-weight-complex="bold"/>
    </style:style>
    <style:style style:name="ce36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9" style:family="table-cell" style:parent-style-name="Default" style:data-style-name="N37"/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98" style:family="table-cell" style:parent-style-name="Default" style:data-style-name="N37"/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ce34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5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3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36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7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79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0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381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8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8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8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8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39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5" style:family="table-cell" style:parent-style-name="Default">
      <style:table-cell-properties fo:border-bottom="none" fo:border-left="0.06pt solid #000000" fo:border-right="0.06pt solid #000000" fo:border-top="none"/>
    </style:style>
    <style:style style:name="ce397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399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02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0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09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10" style:family="table-cell" style:parent-style-name="Default">
      <style:text-properties fo:font-weight="bold" style:font-weight-asian="bold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13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4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1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23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25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2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42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29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30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31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32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3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3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435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43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3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41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4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5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6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5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61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37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7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47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474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75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476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4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81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8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48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8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9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49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9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9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9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49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49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49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4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99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500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50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0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50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0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07" style:family="table-cell" style:parent-style-name="Default">
      <style:text-properties fo:font-weight="normal" style:font-weight-asian="normal" style:font-weight-complex="normal"/>
    </style:style>
    <style:style style:name="ce50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50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0" style:family="table-cell" style:parent-style-name="Default" style:data-style-name="N100"/>
    <style:style style:name="ce51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12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13" style:family="table-cell" style:parent-style-name="Default" style:data-style-name="N10036"/>
    <style:style style:name="ce51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515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87" office:value-type="string" calcext:value-type="string">
            <text:p>Version</text:p>
          </table:table-cell>
          <table:table-cell table:style-name="ce4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87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87"/>
          <table:table-cell table:style-name="ce287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4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4" office:value-type="string" calcext:value-type="string" table:number-columns-spanned="1" table:number-rows-spanned="11">
            <text:p>Janeiro</text:p>
          </table:table-cell>
          <table:table-cell table:style-name="ce4" office:value-type="string" calcext:value-type="string" table:number-columns-spanned="1" table:number-rows-spanned="31">
            <text:p>.0 a .1</text:p>
          </table:table-cell>
          <table:table-cell table:style-name="ce4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87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87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4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87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4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4"/>
          <table:covered-table-cell table:style-name="ce12"/>
          <table:table-cell table:style-name="ce4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4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4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4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4" office:value-type="string" calcext:value-type="string" table:number-columns-spanned="1" table:number-rows-spanned="4">
            <text:p>Maio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128" office:value-type="string" calcext:value-type="string">
            <text:p>PI 4.0: Pi into (f)c-htpi</text:p>
          </table:table-cell>
          <table:table-cell table:style-name="ce128" office:value-type="string" calcext:value-type="string">
            <text:p>42w</text:p>
          </table:table-cell>
          <table:covered-table-cell table:style-name="ce4"/>
          <table:covered-table-cell table:number-columns-repeated="2"/>
          <table:table-cell table:style-name="ce142" office:value-type="string" calcext:value-type="string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9"/>
          <table:table-cell table:style-name="ce79"/>
          <table:table-cell table:style-name="ce81" table:number-columns-repeated="2"/>
          <table:table-cell table:style-name="ce134" table:number-columns-repeated="2"/>
          <table:table-cell table:style-name="ce136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61" table:default-cell-style-name="ce277"/>
        <table:table-column table:style-name="co62" table:default-cell-style-name="ce277"/>
        <table:table-column table:style-name="co16" table:default-cell-style-name="ce277"/>
        <table:table-column table:style-name="co63" table:default-cell-style-name="ce277"/>
        <table:table-column table:style-name="co64" table:default-cell-style-name="ce277"/>
        <table:table-column table:style-name="co11" table:default-cell-style-name="ce277"/>
        <table:table-column table:style-name="co65" table:default-cell-style-name="Default"/>
        <table:table-column table:style-name="co66" table:default-cell-style-name="ce258"/>
        <table:table-column table:style-name="co62" table:default-cell-style-name="ce277"/>
        <table:table-column table:style-name="co66" table:default-cell-style-name="ce277"/>
        <table:table-column table:style-name="co13" table:default-cell-style-name="ce277"/>
        <table:table-column table:style-name="co66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51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269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252" office:value-type="string" calcext:value-type="string" table:number-columns-spanned="1" table:number-rows-spanned="25">
            <text:p>2.0.1</text:p>
          </table:table-cell>
          <table:table-cell table:style-name="ce252" office:value-type="string" calcext:value-type="string" table:number-columns-spanned="1" table:number-rows-spanned="10">
            <text:p>2.1</text:p>
          </table:table-cell>
          <table:table-cell table:style-name="ce252" office:value-type="string" calcext:value-type="string" table:number-columns-spanned="1" table:number-rows-spanned="25">
            <text:p>Janeiro</text:p>
          </table:table-cell>
          <table:table-cell table:style-name="ce348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289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289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289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289" office:value-type="string" calcext:value-type="string">
            <text:p>Created PI2.0.1.ods </text:p>
          </table:table-cell>
          <table:covered-table-cell/>
          <table:covered-table-cell table:style-name="ce289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289" office:value-type="string" calcext:value-type="string">
            <text:p>Sheets: PI2.0.1, Progress</text:p>
          </table:table-cell>
          <table:covered-table-cell/>
          <table:covered-table-cell table:style-name="ce289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289" office:value-type="string" calcext:value-type="string">
            <text:p>formula eEwr</text:p>
          </table:table-cell>
          <table:covered-table-cell/>
          <table:covered-table-cell table:style-name="ce289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289" office:value-type="string" calcext:value-type="string">
            <text:p>compilado3</text:p>
          </table:table-cell>
          <table:covered-table-cell table:style-name="ce280"/>
          <table:covered-table-cell table:style-name="ce289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289" office:value-type="string" calcext:value-type="string">
            <text:p>compilado4</text:p>
          </table:table-cell>
          <table:covered-table-cell table:style-name="ce280"/>
          <table:covered-table-cell table:style-name="ce289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289" office:value-type="string" calcext:value-type="string">
            <text:p>bootstrap</text:p>
          </table:table-cell>
          <table:covered-table-cell table:style-name="ce280"/>
          <table:covered-table-cell table:style-name="ce289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289" office:value-type="string" calcext:value-type="string">
            <text:p>Task: Edit Data (1.1 follows content from index 1)</text:p>
          </table:table-cell>
          <table:covered-table-cell table:style-name="ce280"/>
          <table:table-cell table:style-name="ce252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280"/>
          <table:covered-table-cell table:style-name="ce252"/>
          <table:covered-table-cell/>
          <table:table-cell table:style-name="ce348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289" office:value-type="string" calcext:value-type="string">
            <text:p>white sheet 3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271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280"/>
          <table:covered-table-cell table:style-name="ce252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269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252" office:value-type="string" calcext:value-type="string" table:number-columns-spanned="1" table:number-rows-spanned="46">
            <text:p>2.1</text:p>
          </table:table-cell>
          <table:covered-table-cell table:style-name="ce252"/>
          <table:table-cell table:style-name="ce252" office:value-type="string" calcext:value-type="string" table:number-columns-spanned="1" table:number-rows-spanned="45">
            <text:p>Fevereiro</text:p>
          </table:table-cell>
          <table:table-cell table:style-name="ce348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252"/>
          <table:covered-table-cell table:style-name="ce348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252"/>
          <table:covered-table-cell table:style-name="ce348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279" office:value-type="string" calcext:value-type="string">
            <text:p>compile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80"/>
          <table:covered-table-cell table:style-name="ce252"/>
          <table:covered-table-cell table:style-name="ce251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280"/>
          <table:table-cell table:style-name="ce252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280" office:value-type="string" calcext:value-type="string">
            <text:p>Insert e format OC&amp;d into 1.1 according to it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279" office:value-type="string" calcext:value-type="string">
            <text:p>Publish content prepared in PI2.2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279" office:value-type="string" calcext:value-type="string">
            <text:p>ktpc(firstwrk)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279" office:value-type="string" calcext:value-type="string">
            <text:p>ktpc(firstwrk)bash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<text:s/>Index 01 first Review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279" office:value-type="string" calcext:value-type="string">
            <text:p>bckp pictures, oc&amp;d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CP Organize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PI content review read, and online related content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279" office:value-type="string" calcext:value-type="string">
            <text:p>Spc 28022017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279" office:value-type="string" calcext:value-type="string">
            <text:p>Next-steps-28022017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279" office:value-type="string" calcext:value-type="string">
            <text:p>PI 2.1: last review of wt, version 2.1, &amp; progress</text:p>
          </table:table-cell>
          <table:covered-table-cell table:style-name="ce280"/>
          <table:covered-table-cell table:style-name="ce252"/>
          <table:covered-table-cell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80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280" office:value-type="string" calcext:value-type="string">
            <text:p>----</text:p>
          </table:table-cell>
          <table:table-cell table:style-name="ce280" office:value-type="string" calcext:value-type="string">
            <text:p>Organize: nrsdirectory, Documentos de Texto</text:p>
          </table:table-cell>
          <table:covered-table-cell table:number-columns-repeated="2" table:style-name="ce252"/>
          <table:table-cell table:style-name="ce252" office:value-type="string" calcext:value-type="string" table:number-columns-spanned="1" table:number-rows-spanned="24">
            <text:p>Março</text:p>
          </table:table-cell>
          <table:covered-table-cell table:style-name="ce348"/>
          <table:table-cell table:style-name="ce55"/>
          <table:table-cell table:number-columns-repeated="3"/>
        </table:table-row>
        <table:table-row table:style-name="ro1">
          <table:table-cell table:style-name="ce269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272" office:value-type="string" calcext:value-type="string">
            <text:p>----</text:p>
          </table:table-cell>
          <table:table-cell table:style-name="ce313" office:value-type="string" calcext:value-type="string">
            <text:p>PI update: version 2.2, Wt 2.2, CGPs, OC&amp;d</text:p>
          </table:table-cell>
          <table:table-cell table:style-name="ce252" office:value-type="string" calcext:value-type="string" table:number-columns-spanned="1" table:number-rows-spanned="23">
            <text:p>2.1</text:p>
          </table:table-cell>
          <table:covered-table-cell table:style-name="ce252"/>
          <table:covered-table-cell table:style-name="ce293"/>
          <table:table-cell table:style-name="ce348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280" office:value-type="float" office:value="2.2" calcext:value-type="float">
            <text:p>2,2</text:p>
          </table:table-cell>
          <table:table-cell table:style-name="ce289" office:value-type="string" calcext:value-type="string">
            <text:p>C1 Sheet: Compilado1 ~ Control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*tct 0: pi machin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Gct, B00k sheet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LWC copy(textos/6 &amp; PI 2.2)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Check files sheet, nrs/txt backup(files)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computer config, Index 2.1: LWC-nrsv1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computer config(*tct0)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processing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4|4 project, deep spac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4|4 project, resultados, deep spac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N4_projects 24032017, B00k sheet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280" office:value-type="float" office:value="2.1" calcext:value-type="float">
            <text:p>2,1</text:p>
          </table:table-cell>
          <table:table-cell table:style-name="ce289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280" office:value-type="float" office:value="2.3" calcext:value-type="float">
            <text:p>2,3</text:p>
          </table:table-cell>
          <table:table-cell table:style-name="ce289" office:value-type="string" calcext:value-type="string">
            <text:p>N4_projects: digitalization prepar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0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280" office:value-type="float" office:value="2.3" calcext:value-type="float">
            <text:p>2,3</text:p>
          </table:table-cell>
          <table:table-cell table:style-name="ce289" office:value-type="string" calcext:value-type="string">
            <text:p>N4_projects: digitalization prepare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71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273" office:value-type="float" office:value="2.3" calcext:value-type="float">
            <text:p>2,3</text:p>
          </table:table-cell>
          <table:table-cell table:style-name="ce291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252"/>
          <table:covered-table-cell table:style-name="ce293"/>
          <table:covered-table-cell table:style-name="ce259"/>
          <table:table-cell table:style-name="ce55"/>
          <table:table-cell table:number-columns-repeated="3"/>
        </table:table-row>
        <table:table-row table:style-name="ro1">
          <table:table-cell table:style-name="ce269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272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252" office:value-type="float" office:value="3" calcext:value-type="float" table:number-columns-spanned="1" table:number-rows-spanned="42">
            <text:p>3</text:p>
          </table:table-cell>
          <table:table-cell table:style-name="ce252" office:value-type="string" calcext:value-type="string" table:number-columns-spanned="1" table:number-rows-spanned="42">
            <text:p>3.1</text:p>
          </table:table-cell>
          <table:table-cell table:style-name="ce252" office:value-type="string" calcext:value-type="string" table:number-columns-spanned="1" table:number-rows-spanned="28">
            <text:p>Abril</text:p>
          </table:table-cell>
          <table:table-cell table:style-name="ce348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30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university, Bacon, run_tes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CGPsys: bookmarks; *tct dir copy; files sheet review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C3H, C3H sheet</text:p>
          </table:table-cell>
          <table:covered-table-cell table:style-name="ce30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C3Book.odt, C3Book sheet</text:p>
          </table:table-cell>
          <table:covered-table-cell table:style-name="ce30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wh&amp;pp 08042017</text:p>
          </table:table-cell>
          <table:covered-table-cell table:style-name="ce30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30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80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69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272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302"/>
          <table:covered-table-cell/>
          <table:table-cell table:style-name="ce252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69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272" office:value-type="string" calcext:value-type="string">
            <text:p>42r</text:p>
          </table:table-cell>
          <table:table-cell table:style-name="ce313" office:value-type="string" calcext:value-type="string">
            <text:p>PI update: PI 3.1 start(pN44 to PI 3.1), version 3.1</text:p>
          </table:table-cell>
          <table:table-cell table:style-name="ce252" office:value-type="string" calcext:value-type="string" table:number-columns-spanned="1" table:number-rows-spanned="66">
            <text:p>3.1</text:p>
          </table:table-cell>
          <table:table-cell table:style-name="ce252" office:value-type="string" calcext:value-type="string" table:number-columns-spanned="1" table:number-rows-spanned="18">
            <text:p>3.2</text:p>
          </table:table-cell>
          <table:covered-table-cell/>
          <table:table-cell table:style-name="ce348" office:value-type="string" calcext:value-type="string" table:number-columns-spanned="1" table:number-rows-spanned="72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289" office:value-type="string" calcext:value-type="string">
            <text:p>PI update: index 42r &amp; 3.2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289" office:value-type="string" calcext:value-type="string">
            <text:p>ttsw, pN44.html, moved ckz to 3.1/pN4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270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279" office:value-type="string" calcext:value-type="string">
            <text:p>rogrot: bg, bg.css; rogrot plus n4 test</text:p>
          </table:table-cell>
          <table:covered-table-cell table:style-name="ce302"/>
          <table:covered-table-cell table:number-columns-repeated="3"/>
          <table:table-cell table:number-columns-repeated="4"/>
        </table:table-row>
        <table:table-row table:style-name="ro1">
          <table:table-cell table:style-name="ce168" office:value-type="string" calcext:value-type="string">
            <text:p>PI3.1</text:p>
          </table:table-cell>
          <table:table-cell table:style-name="ce184" office:value-type="date" office:date-value="2017-06-01" calcext:value-type="date">
            <text:p>01/06/17</text:p>
          </table:table-cell>
          <table:table-cell table:style-name="ce272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302"/>
          <table:table-cell table:style-name="ce252" office:value-type="float" office:value="4" calcext:value-type="float" table:number-columns-spanned="1" table:number-rows-spanned="52">
            <text:p>4</text:p>
          </table:table-cell>
          <table:table-cell table:style-name="ce252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289" office:value-type="string" calcext:value-type="string">
            <text:p>PI06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289" office:value-type="string" calcext:value-type="string">
            <text:p>PI update: index 4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tgm, 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kt, 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bg, bg.cs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ktn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FhdDE&amp;I, ew2, ew.tex. ew2.dvi, iom.tex, iom.dvi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mifivahueninunprusysb, tftfe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xdgl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ii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naer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 revi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fff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MO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al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enca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87" office:value-type="date" office:date-value="2017-06-28" calcext:value-type="date">
            <text:p>28/06/17</text:p>
          </table:table-cell>
          <table:table-cell table:style-name="ce273" office:value-type="float" office:value="4" calcext:value-type="float">
            <text:p>4</text:p>
          </table:table-cell>
          <table:table-cell table:style-name="ce291" office:value-type="string" calcext:value-type="string">
            <text:p>PI revi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272" office:value-type="float" office:value="4" calcext:value-type="float">
            <text:p>4</text:p>
          </table:table-cell>
          <table:table-cell table:style-name="ce313" office:value-type="string" calcext:value-type="string">
            <text:p>catingueleeiee</text:p>
          </table:table-cell>
          <table:covered-table-cell table:number-columns-repeated="2" table:style-name="ce302"/>
          <table:table-cell table:style-name="ce252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acdnt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ledcc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hinl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 Update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ncv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I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index.html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 Update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nl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 Review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ncm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coptions, ncssr, work_net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hsi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WIT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work_net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worktable.ods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nvqa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syst1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 3.1: backup &amp; update; ntg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work_net2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2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fff001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273" office:value-type="float" office:value="4" calcext:value-type="float">
            <text:p>4</text:p>
          </table:table-cell>
          <table:table-cell table:style-name="ce291" office:value-type="string" calcext:value-type="string">
            <text:p>PI: read &amp; edit; work_net3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272" office:value-type="float" office:value="4" calcext:value-type="float">
            <text:p>4</text:p>
          </table:table-cell>
          <table:table-cell table:style-name="ce313" office:value-type="string" calcext:value-type="string">
            <text:p>emdvr</text:p>
          </table:table-cell>
          <table:covered-table-cell table:number-columns-repeated="2" table:style-name="ce302"/>
          <table:table-cell table:style-name="ce252" office:value-type="string" calcext:value-type="string" table:number-columns-spanned="1" table:number-rows-spanned="13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, e PI update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(f)c-htpi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.cpp, pi, pi1, wd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2.cpp, pi2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289" office:value-type="string" calcext:value-type="string">
            <text:p>pi1.cpp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273" office:value-type="float" office:value="4" calcext:value-type="float">
            <text:p>4</text:p>
          </table:table-cell>
          <table:table-cell table:style-name="ce291" office:value-type="string" calcext:value-type="string">
            <text:p>atnedm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 4.0; index 42w (git)</text:p>
          </table:table-cell>
          <table:table-cell table:style-name="ce252" office:value-type="string" calcext:value-type="string" table:number-columns-spanned="1" table:number-rows-spanned="6">
            <text:p>4.0</text:p>
          </table:table-cell>
          <table:covered-table-cell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work_net, work_net2, kt, catingueleiee, wd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rm coptions, worktable(update) | npi.html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review: ppi(public pi)</text:p>
          </table:table-cell>
          <table:covered-table-cell table:number-columns-repeated="2" table:style-name="ce30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2"/>
          <table:table-cell table:style-name="ce326"/>
          <table:table-cell table:number-columns-repeated="2"/>
          <table:covered-table-cell table:style-name="ce302"/>
          <table:table-cell table:style-name="ce275" office:value-type="string" calcext:value-type="string" table:number-columns-spanned="1" table:number-rows-spanned="2">
            <text:p>End</text:p>
          </table:table-cell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303"/>
          <table:table-cell table:style-name="ce271"/>
          <table:table-cell table:style-name="ce273"/>
          <table:table-cell table:style-name="ce291"/>
          <table:covered-table-cell table:number-columns-repeated="2" table:style-name="ce303"/>
          <table:covered-table-cell table:style-name="ce298"/>
          <table:covered-table-cell/>
          <table:table-cell table:number-columns-repeated="4"/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67" table:default-cell-style-name="ce375"/>
        <table:table-column table:style-name="co7" table:default-cell-style-name="ce375"/>
        <table:table-column table:style-name="co68" table:default-cell-style-name="ce375"/>
        <table:table-column table:style-name="co69" table:default-cell-style-name="ce375"/>
        <table:table-column table:style-name="co12" table:default-cell-style-name="ce375"/>
        <table:table-column table:style-name="co70" table:default-cell-style-name="ce375"/>
        <table:table-column table:style-name="co13" table:default-cell-style-name="ce352"/>
        <table:table-column table:style-name="co13" table:default-cell-style-name="ce375"/>
        <table:table-column table:style-name="co13" table:default-cell-style-name="ce459"/>
        <table:table-column table:style-name="co13" table:number-columns-repeated="8" table:default-cell-style-name="Default"/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style-name="ce378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78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425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425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425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425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425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425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425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425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425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425" office:value-type="date" office:date-value="2017-02-11" calcext:value-type="date">
            <text:p>11/02/17</text:p>
          </table:table-cell>
          <table:table-cell table:style-name="ce378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425" office:value-type="date" office:date-value="2017-02-11" calcext:value-type="date">
            <text:p>11/02/17</text:p>
          </table:table-cell>
          <table:table-cell table:style-name="ce377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425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425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style-name="ce208"/>
          <table:table-cell table:style-name="ce425"/>
          <table:table-cell/>
          <table:table-cell table:style-name="ce208" table:number-columns-repeated="2"/>
          <table:table-cell table:number-columns-repeated="9"/>
          <table:table-cell table:style-name="ce219"/>
          <table:table-cell/>
        </table:table-row>
        <table:table-row table:style-name="ro1">
          <table:table-cell table:style-name="ce378"/>
          <table:table-cell table:style-name="ce208"/>
          <table:table-cell table:style-name="ce425"/>
          <table:table-cell/>
          <table:table-cell table:style-name="ce449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/>
          <table:table-cell table:style-name="ce208"/>
          <table:table-cell table:number-columns-repeated="6"/>
          <table:table-cell table:style-name="ce459"/>
          <table:table-cell table:style-name="ce212"/>
          <table:table-cell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425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425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425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425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425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425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425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425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425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425" office:value-type="date" office:date-value="2017-02-18" calcext:value-type="date">
            <text:p>18/02/17</text:p>
          </table:table-cell>
          <table:table-cell table:style-name="ce377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425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425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/>
          <table:table-cell table:style-name="ce208"/>
          <table:table-cell table:style-name="ce425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59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78"/>
          <table:table-cell table:number-columns-repeated="7"/>
          <table:table-cell table:style-name="Default"/>
          <table:table-cell table:number-columns-repeated="2"/>
          <table:table-cell table:style-name="ce459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78"/>
          <table:table-cell table:number-columns-repeated="14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425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425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425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425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425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425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425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425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425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425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378"/>
          <table:table-cell table:number-columns-repeated="7"/>
          <table:table-cell table:style-name="Default"/>
          <table:table-cell table:number-columns-repeated="2"/>
          <table:table-cell table:style-name="ce459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378"/>
          <table:table-cell table:number-columns-repeated="14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425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425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425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/>
          <table:table-cell table:number-columns-repeated="14"/>
          <table:table-cell table:style-name="ce219"/>
          <table:table-cell/>
        </table:table-row>
        <table:table-row table:style-name="ro1">
          <table:table-cell table:style-name="ce378"/>
          <table:table-cell table:number-columns-repeated="5"/>
          <table:table-cell table:style-name="ce34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78"/>
          <table:table-cell table:number-columns-repeated="9"/>
          <table:table-cell table:style-name="ce425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78" table:number-columns-repeated="6"/>
          <table:table-cell table:style-name="ce361"/>
          <table:table-cell table:style-name="ce378"/>
          <table:table-cell table:style-name="ce217"/>
          <table:table-cell table:style-name="ce219"/>
          <table:table-cell table:style-name="ce427" office:value-type="date" office:date-value="2017-02-05" calcext:value-type="date">
            <text:p>05/02/17</text:p>
          </table:table-cell>
          <table:table-cell table:style-name="ce219" table:number-columns-repeated="5"/>
          <table:table-cell/>
        </table:table-row>
        <table:table-row table:style-name="ro1">
          <table:table-cell table:number-columns-repeated="9"/>
          <table:table-cell table:style-name="ce375"/>
          <table:table-cell table:number-columns-repeated="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style-name="ce374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78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425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425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425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425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425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59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376" office:value-type="string" calcext:value-type="string">
            <text:p>(out-of-tables)</text:p>
          </table:table-cell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425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425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425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425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425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425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425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425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426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426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426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425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426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425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426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426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425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426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425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61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425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61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/>
        </table:table-row>
        <table:table-row table:style-name="ro1">
          <table:table-cell table:style-name="ce378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425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61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/>
          <table:table-cell table:style-name="ce208"/>
          <table:table-cell table:style-name="ce425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61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378"/>
          <table:table-cell table:number-columns-repeated="5"/>
          <table:table-cell table:style-name="ce34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378"/>
          <table:table-cell table:number-columns-repeated="3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378" table:number-columns-repeated="4"/>
          <table:table-cell table:style-name="ce451" office:value-type="string" calcext:value-type="string" table:number-columns-spanned="2" table:number-rows-spanned="1">
            <text:p>Daily Average = </text:p>
          </table:table-cell>
          <table:covered-table-cell table:style-name="ce378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378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378" table:number-columns-repeated="4"/>
          <table:table-cell table:style-name="ce451"/>
          <table:table-cell table:style-name="ce378"/>
          <table:table-cell table:style-name="ce216"/>
          <table:table-cell table:style-name="ce378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425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425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425" office:value-type="date" office:date-value="2017-04-03" calcext:value-type="date">
            <text:p>03/04/17</text:p>
          </table:table-cell>
          <table:table-cell table:style-name="ce378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425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425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425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425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425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425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425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425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425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425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425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425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425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425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425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425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425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425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425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425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425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425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425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425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425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425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425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34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9" calcext:value-type="float">
            <text:p>9</text:p>
          </table:table-cell>
          <table:table-cell table:style-name="ce461" office:value-type="date" office:date-value="2017-04-09" calcext:value-type="date">
            <text:p>09/04/17</text:p>
          </table:table-cell>
          <table:table-cell table:style-name="ce461" office:value-type="date" office:date-value="2017-04-12" calcext:value-type="date">
            <text:p>12/04/17</text:p>
          </table:table-cell>
          <table:table-cell table:style-name="ce461" office:value-type="date" office:date-value="2017-04-21" calcext:value-type="date">
            <text:p>21/04/17</text:p>
          </table:table-cell>
          <table:table-cell table:style-name="ce461" office:value-type="date" office:date-value="2017-04-23" calcext:value-type="date">
            <text:p>23/04/17</text:p>
          </table:table-cell>
          <table:table-cell table:style-name="ce461" office:value-type="date" office:date-value="2017-04-26" calcext:value-type="date">
            <text:p>26/04/17</text:p>
          </table:table-cell>
          <table:table-cell/>
        </table:table-row>
        <table:table-row table:style-name="ro1">
          <table:table-cell table:number-columns-repeated="11"/>
          <table:table-cell table:style-name="ce461" office:value-type="date" office:date-value="2017-04-11" calcext:value-type="date">
            <text:p>11/04/17</text:p>
          </table:table-cell>
          <table:table-cell table:style-name="ce461" office:value-type="date" office:date-value="2017-04-20" calcext:value-type="date">
            <text:p>20/04/17</text:p>
          </table:table-cell>
          <table:table-cell table:style-name="ce461" office:value-type="date" office:date-value="2017-04-22" calcext:value-type="date">
            <text:p>22/04/17</text:p>
          </table:table-cell>
          <table:table-cell table:style-name="ce461" office:value-type="date" office:date-value="2017-04-25" calcext:value-type="date">
            <text:p>25/04/17</text:p>
          </table:table-cell>
          <table:table-cell table:style-name="ce461" office:value-type="date" office:date-value="2017-04-30" calcext:value-type="date">
            <text:p>30/04/17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449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59" office:value-type="string" calcext:value-type="string">
            <text:p>(2.1 to 3.0)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449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449"/>
          <table:table-cell table:style-name="ce213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425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425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425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425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425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425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425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425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425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425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425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425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425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425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423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9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425" office:value-type="date" office:date-value="2017-05-18" calcext:value-type="date">
            <text:p>18/05/17</text:p>
          </table:table-cell>
          <table:table-cell table:style-name="ce377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425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425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425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425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425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425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425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425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425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425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425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425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425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425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425" office:value-type="date" office:date-value="2017-05-31" calcext:value-type="date">
            <text:p>31/05/17</text:p>
          </table:table-cell>
          <table:table-cell table:style-name="ce377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34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2" calcext:value-type="float">
            <text:p>2</text:p>
          </table:table-cell>
          <table:table-cell table:style-name="ce461" office:value-type="date" office:date-value="2017-05-15" calcext:value-type="date">
            <text:p>15/05/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61" office:value-type="date" office:date-value="2017-05-17" calcext:value-type="date">
            <text:p>17/05/17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449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5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425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425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425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425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425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425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425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425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425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425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425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425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425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425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425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425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425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34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14" calcext:value-type="float">
            <text:p>14</text:p>
          </table:table-cell>
          <table:table-cell table:style-name="ce461" office:value-type="date" office:date-value="2017-06-09" calcext:value-type="date">
            <text:p>09/06/17</text:p>
          </table:table-cell>
          <table:table-cell table:style-name="ce461" office:value-type="date" office:date-value="2017-06-12" calcext:value-type="date">
            <text:p>12/06/17</text:p>
          </table:table-cell>
          <table:table-cell table:style-name="ce461" office:value-type="date" office:date-value="2017-06-16" calcext:value-type="date">
            <text:p>16/06/17</text:p>
          </table:table-cell>
          <table:table-cell table:style-name="ce461" office:value-type="date" office:date-value="2017-06-22" calcext:value-type="date">
            <text:p>22/06/17</text:p>
          </table:table-cell>
          <table:table-cell table:style-name="ce461" office:value-type="date" office:date-value="2017-06-27" calcext:value-type="date">
            <text:p>27/06/17</text:p>
          </table:table-cell>
          <table:table-cell table:style-name="ce236"/>
        </table:table-row>
        <table:table-row table:style-name="ro1">
          <table:table-cell table:number-columns-repeated="11"/>
          <table:table-cell table:style-name="ce461" office:value-type="date" office:date-value="2017-06-10" calcext:value-type="date">
            <text:p>10/06/17</text:p>
          </table:table-cell>
          <table:table-cell table:style-name="ce461" office:value-type="date" office:date-value="2017-06-14" calcext:value-type="date">
            <text:p>14/06/17</text:p>
          </table:table-cell>
          <table:table-cell table:style-name="ce461" office:value-type="date" office:date-value="2017-06-17" calcext:value-type="date">
            <text:p>17/06/17</text:p>
          </table:table-cell>
          <table:table-cell table:style-name="ce461" office:value-type="date" office:date-value="2017-06-24" calcext:value-type="date">
            <text:p>24/06/17</text:p>
          </table:table-cell>
          <table:table-cell table:style-name="ce461" office:value-type="date" office:date-value="2017-06-30" calcext:value-type="date">
            <text:p>30/06/17</text:p>
          </table:table-cell>
          <table:table-cell/>
        </table:table-row>
        <table:table-row table:style-name="ro1">
          <table:table-cell table:number-columns-repeated="11"/>
          <table:table-cell table:style-name="ce461" office:value-type="date" office:date-value="2017-06-11" calcext:value-type="date">
            <text:p>11/06/17</text:p>
          </table:table-cell>
          <table:table-cell table:style-name="ce461" office:value-type="date" office:date-value="2017-06-15" calcext:value-type="date">
            <text:p>15/06/17</text:p>
          </table:table-cell>
          <table:table-cell table:style-name="ce461" office:value-type="date" office:date-value="2017-06-18" calcext:value-type="date">
            <text:p>18/06/17</text:p>
          </table:table-cell>
          <table:table-cell table:style-name="ce461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449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5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425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425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425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425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425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425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425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425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425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425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425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425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425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425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425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425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425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425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1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425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425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425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425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425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34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12" calcext:value-type="float">
            <text:p>12</text:p>
          </table:table-cell>
          <table:table-cell table:style-name="ce461" office:value-type="date" office:date-value="2017-07-02" calcext:value-type="date">
            <text:p>02/07/17</text:p>
          </table:table-cell>
          <table:table-cell table:style-name="ce461" office:value-type="date" office:date-value="2017-07-08" calcext:value-type="date">
            <text:p>08/07/17</text:p>
          </table:table-cell>
          <table:table-cell table:style-name="ce461" office:value-type="date" office:date-value="2017-07-10" calcext:value-type="date">
            <text:p>10/07/17</text:p>
          </table:table-cell>
          <table:table-cell table:style-name="ce461" office:value-type="date" office:date-value="2017-07-15" calcext:value-type="date">
            <text:p>15/07/17</text:p>
          </table:table-cell>
          <table:table-cell table:style-name="ce461" office:value-type="date" office:date-value="2017-07-27" calcext:value-type="date">
            <text:p>27/07/17</text:p>
          </table:table-cell>
          <table:table-cell/>
        </table:table-row>
        <table:table-row table:style-name="ro1">
          <table:table-cell table:number-columns-repeated="11"/>
          <table:table-cell table:style-name="ce461" office:value-type="date" office:date-value="2017-07-07" calcext:value-type="date">
            <text:p>07/07/17</text:p>
          </table:table-cell>
          <table:table-cell table:style-name="ce461" office:value-type="date" office:date-value="2017-07-09" calcext:value-type="date">
            <text:p>09/07/17</text:p>
          </table:table-cell>
          <table:table-cell table:style-name="ce461" office:value-type="date" office:date-value="2017-07-12" calcext:value-type="date">
            <text:p>12/07/17</text:p>
          </table:table-cell>
          <table:table-cell table:style-name="ce461" office:value-type="date" office:date-value="2017-07-16" calcext:value-type="date">
            <text:p>16/07/17</text:p>
          </table:table-cell>
          <table:table-cell table:style-name="ce461" office:value-type="date" office:date-value="2017-07-29" calcext:value-type="date">
            <text:p>29/07/17</text:p>
          </table:table-cell>
          <table:table-cell/>
        </table:table-row>
        <table:table-row table:style-name="ro1">
          <table:table-cell table:number-columns-repeated="11"/>
          <table:table-cell table:style-name="ce461"/>
          <table:table-cell/>
          <table:table-cell table:style-name="ce461"/>
          <table:table-cell table:style-name="ce461" office:value-type="date" office:date-value="2017-07-22" calcext:value-type="date">
            <text:p>22/07/17</text:p>
          </table:table-cell>
          <table:table-cell table:style-name="ce461" office:value-type="date" office:date-value="2017-07-31" calcext:value-type="date">
            <text:p>31/07/17</text:p>
          </table:table-cell>
          <table:table-cell/>
        </table:table-row>
        <table:table-row table:style-name="ro1">
          <table:table-cell table:number-columns-repeated="14"/>
          <table:table-cell table:style-name="ce461" office:value-type="date" office:date-value="2017-07-23" calcext:value-type="date">
            <text:p>23/07/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49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449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374" office:value-type="string" calcext:value-type="string">
            <text:p>Version</text:p>
          </table:table-cell>
          <table:table-cell table:style-name="ce374" office:value-type="string" calcext:value-type="string">
            <text:p>star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description</text:p>
          </table:table-cell>
          <table:table-cell table:style-name="ce374" office:value-type="string" calcext:value-type="string">
            <text:p>pause</text:p>
          </table:table-cell>
          <table:table-cell table:style-name="ce374" office:value-type="string" calcext:value-type="string">
            <text:p>work time</text:p>
          </table:table-cell>
          <table:table-cell table:style-name="ce360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35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425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425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425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425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425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425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425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425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352" office:value-type="string" calcext:value-type="string" table:number-columns-spanned="1" table:number-rows-spanned="7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425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426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425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425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ce212" table:formula="of:=SUM([.F278:.F281])" office:value-type="time" office:time-value="PT01H42M00S" calcext:value-type="time">
            <text:p>01:42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6"/>
          <table:table-cell table:style-name="ce344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Month Total = </text:p>
          </table:table-cell>
          <table:covered-table-cell table:style-name="ce449"/>
          <table:table-cell table:style-name="ce215" table:formula="of:=SUM([.F270:.F298])" office:value-type="time" office:time-value="PT04H47M31S" calcext:value-type="time">
            <text:p>04:47:31</text:p>
          </table:table-cell>
          <table:table-cell table:number-columns-repeated="2"/>
          <table:table-cell table:style-name="ce449" office:value-type="string" calcext:value-type="string">
            <text:p>Days in:</text:p>
          </table:table-cell>
          <table:table-cell table:style-name="ce375" office:value-type="float" office:value="7" calcext:value-type="float">
            <text:p>7</text:p>
          </table:table-cell>
          <table:table-cell table:style-name="ce461"/>
          <table:table-cell table:number-columns-repeated="5"/>
        </table:table-row>
        <table:table-row table:style-name="ro1">
          <table:table-cell table:number-columns-repeated="4"/>
          <table:table-cell table:style-name="ce449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01]/[.K301])" office:value-type="time" office:time-value="PT00H41M04.428571429S" calcext:value-type="time">
            <text:p>00:41:04</text:p>
          </table:table-cell>
          <table:table-cell table:number-columns-repeated="2"/>
          <table:table-cell table:style-name="ce449" office:value-type="string" calcext:value-type="string">
            <text:p>Days off:</text:p>
          </table:table-cell>
          <table:table-cell table:style-name="ce434" office:value-type="float" office:value="20" calcext:value-type="float">
            <text:p>20</text:p>
          </table:table-cell>
          <table:table-cell table:style-name="ce461" office:value-type="date" office:date-value="2017-08-01" calcext:value-type="date">
            <text:p>01/08/17</text:p>
          </table:table-cell>
          <table:table-cell table:style-name="ce461" office:value-type="date" office:date-value="2017-08-06" calcext:value-type="date">
            <text:p>06/08/17</text:p>
          </table:table-cell>
          <table:table-cell table:style-name="ce461" office:value-type="date" office:date-value="2017-08-16" calcext:value-type="date">
            <text:p>16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61" office:value-type="date" office:date-value="2017-08-02" calcext:value-type="date">
            <text:p>02/08/17</text:p>
          </table:table-cell>
          <table:table-cell table:style-name="ce461" office:value-type="date" office:date-value="2017-08-07" calcext:value-type="date">
            <text:p>07/08/17</text:p>
          </table:table-cell>
          <table:table-cell table:style-name="ce461" office:value-type="date" office:date-value="2017-08-17" calcext:value-type="date">
            <text:p>17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461" office:value-type="date" office:date-value="2017-08-03" calcext:value-type="date">
            <text:p>03/08/17</text:p>
          </table:table-cell>
          <table:table-cell table:style-name="ce461" office:value-type="date" office:date-value="2017-08-09" calcext:value-type="date">
            <text:p>09/08/17</text:p>
          </table:table-cell>
          <table:table-cell table:style-name="ce461" office:value-type="date" office:date-value="2017-08-18" calcext:value-type="date">
            <text:p>18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61" office:value-type="date" office:date-value="2017-08-10" calcext:value-type="date">
            <text:p>10/08/17</text:p>
          </table:table-cell>
          <table:table-cell table:style-name="ce461" office:value-type="date" office:date-value="2017-08-19" calcext:value-type="date">
            <text:p>19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49" office:value-type="string" calcext:value-type="string">
            <text:p>Pi total = </text:p>
          </table:table-cell>
          <table:table-cell table:style-name="ce228" table:formula="of:=SUM([.G70]+[.G103]+[.G142]+[.G191]+[.G223]+[.G259]+[.G301])" office:value-type="time" office:time-value="PT225H30M31S" calcext:value-type="time">
            <text:p>225:30:31</text:p>
          </table:table-cell>
          <table:table-cell/>
          <table:table-cell table:style-name="ce461" office:value-type="date" office:date-value="2017-08-11" calcext:value-type="date">
            <text:p>11/08/17</text:p>
          </table:table-cell>
          <table:table-cell table:style-name="ce461" office:value-type="date" office:date-value="2017-08-21" calcext:value-type="date">
            <text:p>21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49" office:value-type="string" calcext:value-type="string">
            <text:p>Days in = </text:p>
          </table:table-cell>
          <table:table-cell table:style-name="ce229" table:formula="of:=SUM([.K121]+[.K131]+[.K193]+[.K242]+[.K259]+[.K301])" office:value-type="float" office:value="25" calcext:value-type="float">
            <text:p>25</text:p>
          </table:table-cell>
          <table:table-cell/>
          <table:table-cell table:style-name="ce461" office:value-type="date" office:date-value="2017-08-12" calcext:value-type="date">
            <text:p>12/08/17</text:p>
          </table:table-cell>
          <table:table-cell table:style-name="ce461" office:value-type="date" office:date-value="2017-08-22" calcext:value-type="date">
            <text:p>22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49" office:value-type="string" calcext:value-type="string">
            <text:p>Daily avg = </text:p>
          </table:table-cell>
          <table:table-cell table:style-name="ce213" table:formula="of:=SUM([.K306]/[.K307])" office:value-type="time" office:time-value="PT09H01M13.24S" calcext:value-type="time">
            <text:p>09:01:13</text:p>
          </table:table-cell>
          <table:table-cell/>
          <table:table-cell table:style-name="ce461" office:value-type="date" office:date-value="2017-08-13" calcext:value-type="date">
            <text:p>13/08/17</text:p>
          </table:table-cell>
          <table:table-cell table:style-name="ce461" office:value-type="date" office:date-value="2017-08-23" calcext:value-type="date">
            <text:p>23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461" office:value-type="date" office:date-value="2017-08-14" calcext:value-type="date">
            <text:p>14/08/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461" office:value-type="date" office:date-value="2017-08-15" calcext:value-type="date">
            <text:p>15/08/17</text:p>
          </table:table-cell>
          <table:table-cell table:number-columns-repeated="4"/>
        </table:table-row>
        <table:table-row table:style-name="ro1" table:number-rows-repeated="1048222">
          <table:table-cell table:number-columns-repeated="17"/>
        </table:table-row>
        <table:table-row table:style-name="ro1">
          <table:table-cell table:number-columns-repeated="6"/>
          <table:table-cell table:style-name="ce212" table:formula="of:=SUM([.F1048532:.F1048576])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 table:number-rows-repeated="42">
          <table:table-cell table:number-columns-repeated="6"/>
          <table:table-cell table:style-name="ce212"/>
          <table:table-cell table:number-columns-repeated="10"/>
        </table:table-row>
        <table:table-row table:style-name="ro1">
          <table:table-cell table:number-columns-repeated="6"/>
          <table:table-cell table:style-name="ce212"/>
          <table:table-cell table:number-columns-repeated="10"/>
        </table:table-row>
      </table:table>
      <table:table table:name="Program(CGPsys)" table:style-name="ta1">
        <office:forms form:automatic-focus="false" form:apply-design-mode="false"/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7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0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396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office:forms form:automatic-focus="false" form:apply-design-mode="false"/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87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4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4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87" office:value-type="string" calcext:value-type="string" table:number-columns-spanned="1" table:number-rows-spanned="2">
            <text:p>PI</text:p>
          </table:table-cell>
          <table:table-cell/>
          <table:table-cell table:style-name="ce34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4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4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4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office:forms form:automatic-focus="false" form:apply-design-mode="false"/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4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1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06"/>
          <table:table-cell table:style-name="ce406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89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1" office:value-type="string" calcext:value-type="string">
            <text:p>Projeto Informacional 2.0</text:p>
          </table:table-cell>
          <table:table-cell table:style-name="ce281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1" office:value-type="string" calcext:value-type="string">
            <text:p>Projeto Informacional 3.0</text:p>
          </table:table-cell>
          <table:table-cell table:style-name="ce281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68"/>
          <table:table-cell table:number-columns-repeated="1019"/>
        </table:table-row>
        <table:table-row table:style-name="ro1" table:number-rows-repeated="3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les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13" table:number-columns-repeated="3" table:default-cell-style-name="ce20"/>
        <table:table-column table:style-name="co41" table:default-cell-style-name="Default"/>
        <table:table-column table:style-name="co13" table:number-columns-repeated="7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table:style-name="ce39" office:value-type="string" calcext:value-type="string">
            <text:p>Table</text:p>
          </table:table-cell>
          <table:table-cell table:style-name="ce39" table:number-columns-repeated="4"/>
          <table:table-cell table:number-columns-repeated="10"/>
        </table:table-row>
        <table:table-row table:style-name="ro1">
          <table:table-cell table:style-name="ce39" office:value-type="string" calcext:value-type="string">
            <text:p>Main Directory</text:p>
          </table:table-cell>
          <table:table-cell table:style-name="ce39" office:value-type="string" calcext:value-type="string">
            <text:p>Directory</text:p>
          </table:table-cell>
          <table:table-cell table:style-name="ce39" office:value-type="string" calcext:value-type="string">
            <text:p>Date</text:p>
          </table:table-cell>
          <table:table-cell table:style-name="ce39" office:value-type="string" calcext:value-type="string">
            <text:p>Updated</text:p>
          </table:table-cell>
          <table:table-cell table:style-name="ce39" office:value-type="string" calcext:value-type="string">
            <text:p>Version</text:p>
          </table:table-cell>
          <table:table-cell table:style-name="ce39" office:value-type="string" calcext:value-type="string">
            <text:p>Cont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DVD</text:p>
          </table:table-cell>
          <table:table-cell table:number-columns-repeated="2" table:style-name="ce346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ersos/; Fotos/; fun/; Screenshot/; bckp google.z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DVD</text:p>
          </table:table-cell>
          <table:table-cell table:number-columns-repeated="2" table:style-name="ce346" office:value-type="date" office:date-value="2017-02-18" calcext:value-type="date">
            <text:p>18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31122016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nrs01022017</text:p>
          </table:table-cell>
          <table:table-cell office:value-type="string" calcext:value-type="string">
            <text:p>nrs16022017</text:p>
          </table:table-cell>
          <table:table-cell office:value-type="string" calcext:value-type="string">
            <text:p>nrs18022017</text:p>
          </table:table-cell>
          <table:table-cell office:value-type="string" calcext:value-type="string">
            <text:p>Documentos</text:p>
          </table:table-cell>
          <table:table-cell office:value-type="float" office:value="16022017" calcext:value-type="float">
            <text:p>16022017</text:p>
          </table:table-cell>
          <table:table-cell office:value-type="float" office:value="18022017" calcext:value-type="float">
            <text:p>18022017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VD-RW</text:p>
          </table:table-cell>
          <table:table-cell table:number-columns-repeated="2" table:style-name="ce346" office:value-type="date" office:date-value="2017-03-06" calcext:value-type="date">
            <text:p>06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sdirectory; Documents</text:p>
          </table:table-cell>
          <table:table-cell office:value-type="string" calcext:value-type="string">
            <text:p>nrs05012017</text:p>
          </table:table-cell>
          <table:table-cell office:value-type="string" calcext:value-type="string">
            <text:p>Documentos</text:p>
          </table:table-cell>
          <table:table-cell office:value-type="float" office:value="5012017" calcext:value-type="float">
            <text:p>5012017</text:p>
          </table:table-cell>
          <table:table-cell table:style-name="ce47" office:value-type="string" calcext:value-type="string">
            <text:p>Update1</text:p>
          </table:table-cell>
          <table:table-cell office:value-type="string" calcext:value-type="string">
            <text:p>nrs28022017</text:p>
          </table:table-cell>
          <table:table-cell office:value-type="string" calcext:value-type="string">
            <text:p>Documentos</text:p>
          </table:table-cell>
          <table:table-cell office:value-type="float" office:value="28022017" calcext:value-type="float">
            <text:p>28022017</text:p>
          </table:table-cell>
          <table:table-cell office:value-type="string" calcext:value-type="string">
            <text:p>334v05032017</text:p>
          </table:table-cell>
          <table:table-cell office:value-type="string" calcext:value-type="string">
            <text:p>334v06032017</text:p>
          </table:table-cell>
        </table:table-row>
        <table:table-row table:style-name="ro1">
          <table:table-cell office:value-type="string" calcext:value-type="string">
            <text:p>xData</text:p>
          </table:table-cell>
          <table:table-cell office:value-type="string" calcext:value-type="string">
            <text:p>DVD-RW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2: Documents, Drivers &amp; Videos; wt 01 a 05</text:p>
          </table:table-cell>
          <table:table-cell office:value-type="string" calcext:value-type="string">
            <text:p>- Docs from: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OC&amp;d</text:p>
          </table:table-cell>
          <table:table-cell office:value-type="string" calcext:value-type="string">
            <text:p>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Data</text:p>
          </table:table-cell>
          <table:table-cell office:value-type="string" calcext:value-type="string">
            <text:p>DVD-RW</text:p>
          </table:table-cell>
          <table:table-cell table:style-name="ce346" office:value-type="date" office:date-value="2017-05-25" calcext:value-type="date">
            <text:p>25/05/1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wt 00; nrs: k$, N4 ; lejsnarus</text:p>
          </table:table-cell>
          <table:table-cell office:value-type="string" calcext:value-type="string">
            <text:p>- Docs from:</text:p>
          </table:table-cell>
          <table:table-cell office:value-type="string" calcext:value-type="string">
            <text:p>Pictures</text:p>
          </table:table-cell>
          <table:table-cell office:value-type="string" calcext:value-type="string">
            <text:p>OC&amp;d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xData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346"/>
          <table:table-cell table:number-columns-repeated="12"/>
        </table:table-row>
        <table:table-row table:style-name="ro1" table:number-rows-repeated="104856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3H" table:style-name="ta1">
        <office:forms form:automatic-focus="false" form:apply-design-mode="false"/>
        <table:table-column table:style-name="co44" table:default-cell-style-name="ce277"/>
        <table:table-column table:style-name="co45" table:default-cell-style-name="ce277"/>
        <table:table-column table:style-name="co46" table:default-cell-style-name="ce277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367"/>
        <table:table-column table:style-name="co51" table:default-cell-style-name="ce277"/>
        <table:table-column table:style-name="co52" table:default-cell-style-name="ce277"/>
        <table:table-column table:style-name="co53" table:default-cell-style-name="ce277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307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07"/>
          <table:table-cell table:style-name="ce307" office:value-type="string" calcext:value-type="string" table:number-columns-spanned="4" table:number-rows-spanned="1">
            <text:p>Merged</text:p>
          </table:table-cell>
          <table:covered-table-cell table:number-columns-repeated="3" table:style-name="ce307"/>
          <table:table-cell table:style-name="ce307" table:number-columns-repeated="1011"/>
        </table:table-row>
        <table:table-row table:style-name="ro1">
          <table:table-cell table:style-name="ce307" office:value-type="string" calcext:value-type="string">
            <text:p>Plano</text:p>
          </table:table-cell>
          <table:table-cell table:style-name="ce307" office:value-type="string" calcext:value-type="string">
            <text:p>Arquivo</text:p>
          </table:table-cell>
          <table:table-cell table:style-name="ce307" office:value-type="string" calcext:value-type="string">
            <text:p>Data Inicial</text:p>
          </table:table-cell>
          <table:table-cell table:style-name="ce307" office:value-type="string" calcext:value-type="string">
            <text:p>Versao</text:p>
          </table:table-cell>
          <table:table-cell table:style-name="ce307" office:value-type="string" calcext:value-type="string">
            <text:p>Update</text:p>
          </table:table-cell>
          <table:table-cell table:style-name="ce307" office:value-type="string" calcext:value-type="string">
            <text:p>Ordem</text:p>
          </table:table-cell>
          <table:table-cell table:style-name="ce307" office:value-type="string" calcext:value-type="string">
            <text:p>Referencend into:</text:p>
          </table:table-cell>
          <table:table-cell table:style-name="ce307" office:value-type="string" calcext:value-type="string">
            <text:p>Merged in:</text:p>
          </table:table-cell>
          <table:table-cell table:style-name="ce307" office:value-type="string" calcext:value-type="string">
            <text:p>Ordem</text:p>
          </table:table-cell>
          <table:table-cell table:style-name="ce307" office:value-type="string" calcext:value-type="string">
            <text:p>Title</text:p>
          </table:table-cell>
          <table:table-cell table:style-name="ce307" office:value-type="string" calcext:value-type="string">
            <text:p>start</text:p>
          </table:table-cell>
          <table:table-cell table:style-name="ce307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77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77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77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77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77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77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77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77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77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77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6" calcext:value-type="float">
            <text:p>6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7" calcext:value-type="float">
            <text:p>7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8" calcext:value-type="float">
            <text:p>8</text:p>
          </table:table-cell>
          <table:table-cell table:style-name="ce277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9" calcext:value-type="float">
            <text:p>9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10" calcext:value-type="float">
            <text:p>10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11" calcext:value-type="float">
            <text:p>11</text:p>
          </table:table-cell>
          <table:table-cell table:style-name="ce277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12" calcext:value-type="float">
            <text:p>12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13" calcext:value-type="float">
            <text:p>13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14" calcext:value-type="float">
            <text:p>14</text:p>
          </table:table-cell>
          <table:table-cell table:style-name="ce277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" calcext:value-type="float">
            <text:p>1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9" calcext:value-type="float">
            <text:p>1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0" calcext:value-type="float">
            <text:p>20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1" calcext:value-type="float">
            <text:p>2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15" calcext:value-type="float">
            <text:p>1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16" calcext:value-type="float">
            <text:p>16</text:p>
          </table:table-cell>
          <table:table-cell table:style-name="ce277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17" calcext:value-type="float">
            <text:p>1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2" calcext:value-type="float">
            <text:p>2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23" calcext:value-type="float">
            <text:p>23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4" calcext:value-type="float">
            <text:p>24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5" calcext:value-type="float">
            <text:p>25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6" calcext:value-type="float">
            <text:p>2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7" calcext:value-type="float">
            <text:p>27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8" calcext:value-type="float">
            <text:p>2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29" calcext:value-type="float">
            <text:p>2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0" calcext:value-type="float">
            <text:p>3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1" calcext:value-type="float">
            <text:p>3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2" calcext:value-type="float">
            <text:p>3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3" calcext:value-type="float">
            <text:p>3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4" calcext:value-type="float">
            <text:p>3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8" calcext:value-type="float">
            <text:p>38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39" calcext:value-type="float">
            <text:p>39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0" calcext:value-type="float">
            <text:p>40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35" calcext:value-type="float">
            <text:p>3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1" calcext:value-type="float">
            <text:p>4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2" calcext:value-type="float">
            <text:p>42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3" calcext:value-type="float">
            <text:p>43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4" calcext:value-type="float">
            <text:p>4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307" office:value-type="float" office:value="36" calcext:value-type="float">
            <text:p>3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37" calcext:value-type="float">
            <text:p>3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49" calcext:value-type="float">
            <text:p>4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0" calcext:value-type="float">
            <text:p>50</text:p>
          </table:table-cell>
          <table:table-cell table:style-name="ce277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1" calcext:value-type="float">
            <text:p>5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69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2" calcext:value-type="float">
            <text:p>52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45" calcext:value-type="float">
            <text:p>4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46" calcext:value-type="float">
            <text:p>46</text:p>
          </table:table-cell>
          <table:table-cell table:style-name="ce277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47" calcext:value-type="float">
            <text:p>47</text:p>
          </table:table-cell>
          <table:table-cell table:style-name="ce277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77" office:value-type="float" office:value="3" calcext:value-type="float">
            <text:p>3</text:p>
          </table:table-cell>
          <table:table-cell table:style-name="ce277"/>
          <table:table-cell table:style-name="ce307" office:value-type="float" office:value="48" calcext:value-type="float">
            <text:p>4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0" calcext:value-type="float">
            <text:p>5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1" calcext:value-type="float">
            <text:p>5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2" calcext:value-type="float">
            <text:p>5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3" calcext:value-type="float">
            <text:p>5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77" office:value-type="float" office:value="2" calcext:value-type="float">
            <text:p>2</text:p>
          </table:table-cell>
          <table:table-cell table:style-name="ce277"/>
          <table:table-cell table:style-name="ce277" office:value-type="float" office:value="54" calcext:value-type="float">
            <text:p>5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5" calcext:value-type="float">
            <text:p>5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6" calcext:value-type="float">
            <text:p>5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7" calcext:value-type="float">
            <text:p>57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69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8" calcext:value-type="float">
            <text:p>5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59" calcext:value-type="float">
            <text:p>5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0" calcext:value-type="float">
            <text:p>60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1" calcext:value-type="float">
            <text:p>6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2" calcext:value-type="float">
            <text:p>62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3" calcext:value-type="float">
            <text:p>6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4" calcext:value-type="float">
            <text:p>6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5" calcext:value-type="float">
            <text:p>65</text:p>
          </table:table-cell>
          <table:table-cell table:style-name="ce277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6" calcext:value-type="float">
            <text:p>6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69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307" office:value-type="float" office:value="49" calcext:value-type="float">
            <text:p>4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67" calcext:value-type="float">
            <text:p>6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77" office:value-type="float" office:value="2" calcext:value-type="float">
            <text:p>2</text:p>
          </table:table-cell>
          <table:table-cell table:style-name="ce277" office:value-type="string" calcext:value-type="string">
            <text:p>----</text:p>
          </table:table-cell>
          <table:table-cell table:style-name="ce277" office:value-type="float" office:value="68" calcext:value-type="float">
            <text:p>6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77" office:value-type="float" office:value="69" calcext:value-type="float">
            <text:p>69</text:p>
          </table:table-cell>
          <table:table-cell table:style-name="ce277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69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0" calcext:value-type="float">
            <text:p>7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1" calcext:value-type="float">
            <text:p>71</text:p>
          </table:table-cell>
          <table:table-cell table:style-name="ce277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2" calcext:value-type="float">
            <text:p>7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3" calcext:value-type="float">
            <text:p>7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4" calcext:value-type="float">
            <text:p>7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5" calcext:value-type="float">
            <text:p>7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6" calcext:value-type="float">
            <text:p>7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7" calcext:value-type="float">
            <text:p>77</text:p>
          </table:table-cell>
          <table:table-cell table:style-name="ce277"/>
          <table:table-cell office:value-type="string" calcext:value-type="string">
            <text:p>!!!!!!!!!!!!!!!!!!!!!!!!!!!!!!!</text:p>
          </table:table-cell>
          <table:table-cell table:style-name="ce307" office:value-type="float" office:value="888888" calcext:value-type="float">
            <text:p>888888</text:p>
          </table:table-cell>
          <table:table-cell table:style-name="ce307" office:value-type="string" calcext:value-type="string">
            <text:p>HTML Body/Head</text:p>
          </table:table-cell>
          <table:table-cell table:style-name="ce369" office:value-type="date" office:date-value="2017-04-14" calcext:value-type="date">
            <text:p>14/04/17</text:p>
          </table:table-cell>
          <table:table-cell table:style-name="ce315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8" calcext:value-type="float">
            <text:p>7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79" calcext:value-type="float">
            <text:p>7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69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0" calcext:value-type="float">
            <text:p>8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1" calcext:value-type="float">
            <text:p>8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2" calcext:value-type="float">
            <text:p>82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3" calcext:value-type="float">
            <text:p>8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4" calcext:value-type="float">
            <text:p>8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5" calcext:value-type="float">
            <text:p>8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6" calcext:value-type="float">
            <text:p>8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7" calcext:value-type="float">
            <text:p>87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8" calcext:value-type="float">
            <text:p>8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89" calcext:value-type="float">
            <text:p>8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0" calcext:value-type="float">
            <text:p>90</text:p>
          </table:table-cell>
          <table:table-cell table:style-name="ce277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1" calcext:value-type="float">
            <text:p>9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2" calcext:value-type="float">
            <text:p>92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3" calcext:value-type="float">
            <text:p>9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4" calcext:value-type="float">
            <text:p>9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5" calcext:value-type="float">
            <text:p>9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6" calcext:value-type="float">
            <text:p>9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7" calcext:value-type="float">
            <text:p>97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8" calcext:value-type="float">
            <text:p>9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99" calcext:value-type="float">
            <text:p>99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0" calcext:value-type="float">
            <text:p>100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1" calcext:value-type="float">
            <text:p>101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2" calcext:value-type="float">
            <text:p>102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3" calcext:value-type="float">
            <text:p>103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4" calcext:value-type="float">
            <text:p>104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5" calcext:value-type="float">
            <text:p>105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6" calcext:value-type="float">
            <text:p>106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7" calcext:value-type="float">
            <text:p>107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8" calcext:value-type="float">
            <text:p>108</text:p>
          </table:table-cell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69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09" calcext:value-type="float">
            <text:p>10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0" calcext:value-type="float">
            <text:p>11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1" calcext:value-type="float">
            <text:p>11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2" calcext:value-type="float">
            <text:p>112</text:p>
          </table:table-cell>
          <table:table-cell table:style-name="ce277"/>
          <table:table-cell table:number-columns-repeated="3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3" calcext:value-type="float">
            <text:p>11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4" calcext:value-type="float">
            <text:p>114</text:p>
          </table:table-cell>
          <table:table-cell table:style-name="ce277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5" calcext:value-type="float">
            <text:p>11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6" calcext:value-type="float">
            <text:p>11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7" calcext:value-type="float">
            <text:p>11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8" calcext:value-type="float">
            <text:p>118</text:p>
          </table:table-cell>
          <table:table-cell table:style-name="ce277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19" calcext:value-type="float">
            <text:p>11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0" calcext:value-type="float">
            <text:p>120</text:p>
          </table:table-cell>
          <table:table-cell table:style-name="ce277"/>
          <table:table-cell table:number-columns-repeated="3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9" office:value-type="float" office:value="121" calcext:value-type="float">
            <text:p>12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9" office:value-type="float" office:value="122" calcext:value-type="float">
            <text:p>12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3" calcext:value-type="float">
            <text:p>12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4" calcext:value-type="float">
            <text:p>12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5" calcext:value-type="float">
            <text:p>12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6" calcext:value-type="float">
            <text:p>12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7" calcext:value-type="float">
            <text:p>12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8" calcext:value-type="float">
            <text:p>12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29" calcext:value-type="float">
            <text:p>12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0" calcext:value-type="float">
            <text:p>13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1" calcext:value-type="float">
            <text:p>13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2" calcext:value-type="float">
            <text:p>13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3" calcext:value-type="float">
            <text:p>13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4" calcext:value-type="float">
            <text:p>13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5" calcext:value-type="float">
            <text:p>13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6" calcext:value-type="float">
            <text:p>13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7" calcext:value-type="float">
            <text:p>13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8" calcext:value-type="float">
            <text:p>13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39" calcext:value-type="float">
            <text:p>13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0" calcext:value-type="float">
            <text:p>14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1" calcext:value-type="float">
            <text:p>14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2" calcext:value-type="float">
            <text:p>14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3" calcext:value-type="float">
            <text:p>14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4" calcext:value-type="float">
            <text:p>14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5" calcext:value-type="float">
            <text:p>14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6" calcext:value-type="float">
            <text:p>14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7" calcext:value-type="float">
            <text:p>14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8" calcext:value-type="float">
            <text:p>14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49" calcext:value-type="float">
            <text:p>14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0" calcext:value-type="float">
            <text:p>15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1" calcext:value-type="float">
            <text:p>15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2" calcext:value-type="float">
            <text:p>15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3" calcext:value-type="float">
            <text:p>15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4" calcext:value-type="float">
            <text:p>15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5" calcext:value-type="float">
            <text:p>15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6" calcext:value-type="float">
            <text:p>15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7" calcext:value-type="float">
            <text:p>15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8" calcext:value-type="float">
            <text:p>15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59" calcext:value-type="float">
            <text:p>15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0" calcext:value-type="float">
            <text:p>16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1" calcext:value-type="float">
            <text:p>16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2" calcext:value-type="float">
            <text:p>16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3" calcext:value-type="float">
            <text:p>16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4" calcext:value-type="float">
            <text:p>16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5" calcext:value-type="float">
            <text:p>16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6" calcext:value-type="float">
            <text:p>16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7" calcext:value-type="float">
            <text:p>16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8" calcext:value-type="float">
            <text:p>16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69" calcext:value-type="float">
            <text:p>16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0" calcext:value-type="float">
            <text:p>17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1" calcext:value-type="float">
            <text:p>17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2" calcext:value-type="float">
            <text:p>17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3" calcext:value-type="float">
            <text:p>17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4" calcext:value-type="float">
            <text:p>17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5" calcext:value-type="float">
            <text:p>17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6" calcext:value-type="float">
            <text:p>17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7" calcext:value-type="float">
            <text:p>17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8" calcext:value-type="float">
            <text:p>17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79" calcext:value-type="float">
            <text:p>17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0" calcext:value-type="float">
            <text:p>18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1" calcext:value-type="float">
            <text:p>18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2" calcext:value-type="float">
            <text:p>18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3" calcext:value-type="float">
            <text:p>183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4" calcext:value-type="float">
            <text:p>184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5" calcext:value-type="float">
            <text:p>185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6" calcext:value-type="float">
            <text:p>186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7" calcext:value-type="float">
            <text:p>187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8" calcext:value-type="float">
            <text:p>188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89" calcext:value-type="float">
            <text:p>189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90" calcext:value-type="float">
            <text:p>190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91" calcext:value-type="float">
            <text:p>191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77" office:value-type="float" office:value="1" calcext:value-type="float">
            <text:p>1</text:p>
          </table:table-cell>
          <table:table-cell table:style-name="ce277"/>
          <table:table-cell table:style-name="ce277" office:value-type="float" office:value="192" calcext:value-type="float">
            <text:p>192</text:p>
          </table:table-cell>
          <table:table-cell table:style-name="ce277"/>
          <table:table-cell office:value-type="string" calcext:value-type="string">
            <text:p>----</text:p>
          </table:table-cell>
          <table:table-cell table:number-columns-repeated="2"/>
          <table:table-cell table:style-name="ce369"/>
          <table:table-cell table:number-columns-repeated="1011"/>
        </table:table-row>
        <table:table-row table:style-name="ro1">
          <table:table-cell table:style-name="ce307" office:value-type="string" calcext:value-type="string" table:number-columns-spanned="7" table:number-rows-spanned="1">
            <text:p>Criação</text:p>
          </table:table-cell>
          <table:covered-table-cell table:style-name="ce307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07"/>
          <table:table-cell table:style-name="ce307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07" office:value-type="string" calcext:value-type="string" table:number-columns-spanned="2" table:number-rows-spanned="1">
            <text:p>Folder</text:p>
          </table:table-cell>
          <table:covered-table-cell table:style-name="ce277"/>
          <table:table-cell table:number-columns-repeated="1009"/>
        </table:table-row>
        <table:table-row table:style-name="ro1">
          <table:table-cell table:style-name="ce307" office:value-type="string" calcext:value-type="string">
            <text:p>Capitulo</text:p>
          </table:table-cell>
          <table:table-cell table:style-name="ce307" office:value-type="string" calcext:value-type="string">
            <text:p>Arquivo</text:p>
          </table:table-cell>
          <table:table-cell table:style-name="ce307" office:value-type="string" calcext:value-type="string">
            <text:p>Data</text:p>
          </table:table-cell>
          <table:table-cell table:style-name="ce307" office:value-type="string" calcext:value-type="string">
            <text:p>Versao</text:p>
          </table:table-cell>
          <table:table-cell table:style-name="ce307" office:value-type="string" calcext:value-type="string">
            <text:p>Update</text:p>
          </table:table-cell>
          <table:table-cell table:style-name="ce307" office:value-type="string" calcext:value-type="string">
            <text:p>Ordem</text:p>
          </table:table-cell>
          <table:table-cell table:style-name="ce307" office:value-type="string" calcext:value-type="string">
            <text:p>Referencend into:</text:p>
          </table:table-cell>
          <table:table-cell table:style-name="ce307" office:value-type="string" calcext:value-type="string">
            <text:p>Merged in:</text:p>
          </table:table-cell>
          <table:table-cell table:style-name="ce307" office:value-type="string" calcext:value-type="string">
            <text:p>Ordem</text:p>
          </table:table-cell>
          <table:table-cell table:style-name="ce307" office:value-type="string" calcext:value-type="string">
            <text:p>Title</text:p>
          </table:table-cell>
          <table:table-cell table:style-name="ce307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/>
          <table: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77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/>
          <table: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/>
          <table: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/>
          <table: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77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2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2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2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2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69" office:value-type="date" office:date-value="2017-04-10" calcext:value-type="date">
            <text:p>10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3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3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2/</text:p>
          </table:table-cell>
          <table:table-cell table:style-name="ce27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2/</text:p>
          </table:table-cell>
          <table:table-cell table:style-name="ce27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2/</text:p>
          </table:table-cell>
          <table:table-cell table:style-name="ce27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2/</text:p>
          </table:table-cell>
          <table:table-cell table:style-name="ce27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2/</text:p>
          </table:table-cell>
          <table:table-cell table:style-name="ce277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Escritos Diversos/</text:p>
          </table:table-cell>
          <table:table-cell table:style-name="ce277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Drive/</text:p>
          </table:table-cell>
          <table:table-cell table:style-name="ce277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oldest ones/</text:p>
          </table:table-cell>
          <table:table-cell table:style-name="ce277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./</text:p>
          </table:table-cell>
          <table:table-cell table:style-name="ce277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279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67" office:value-type="string" calcext:value-type="string">
            <text:p>Compilados – Edits – Index/</text:p>
          </table:table-cell>
          <table:table-cell table:style-name="ce277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77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69" office:value-type="date" office:date-value="2017-04-13" calcext:value-type="date">
            <text:p>13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69" office:value-type="date" office:date-value="2017-04-12" calcext:value-type="date">
            <text:p>12/04/17</text:p>
          </table:table-cell>
          <table:table-cell table:style-name="ce367" office:value-type="string" calcext:value-type="string">
            <text:p>/</text:p>
          </table:table-cell>
          <table:table-cell table:style-name="ce277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6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9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396"/>
        <table:table-column table:style-name="co51" table:default-cell-style-name="ce20"/>
        <table:table-column table:style-name="co52" table:default-cell-style-name="ce308"/>
        <table:table-column table:style-name="co53" table:default-cell-style-name="ce20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4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4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4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4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4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4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4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4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4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4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4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4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4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4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4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6" calcext:value-type="float">
            <text:p>106</text:p>
          </table:table-cell>
          <table:table-cell table:style-name="ce408" office:value-type="string" calcext:value-type="string">
            <text:p>14011821190172115200519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4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4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4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4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4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4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Qtenerg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rograming[]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4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5"/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4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4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4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4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4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08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7" table:default-cell-style-name="Default"/>
        <table:table-column table:style-name="co58" table:default-cell-style-name="ce131"/>
        <table:table-column table:style-name="co59" table:default-cell-style-name="ce132"/>
        <table:table-column table:style-name="co60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13:32:50.716294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8-27T13:33:09.172137186</dc:date>
    <meta:editing-duration>P2DT9H51M41S</meta:editing-duration>
    <meta:editing-cycles>521</meta:editing-cycles>
    <meta:document-statistic meta:table-count="10" meta:cell-count="8160" meta:object-count="0"/>
  </office:meta>
</office:document-meta>
</file>